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0000000800482B8425106B401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style:font-size-asian="14pt" style:font-name-complex="Arial" style:font-size-complex="14pt"/>
    </style:style>
    <style:style style:name="P3" style:family="paragraph" style:parent-style-name="Standard">
      <style:text-properties style:font-name="Arial" fo:language="ca" fo:country="ES" officeooo:paragraph-rsid="002987c8"/>
    </style:style>
    <style:style style:name="P4" style:family="paragraph" style:parent-style-name="Standard">
      <style:text-properties style:font-name="Arial1" fo:font-size="11pt" fo:language="ca" fo:country="ES" fo:font-weight="normal" officeooo:rsid="001fe75d" style:font-size-asian="11pt" style:font-weight-asian="normal" style:font-size-complex="11pt" style:font-weight-complex="normal"/>
    </style:style>
    <style:style style:name="P5"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6" style:family="paragraph" style:parent-style-name="Footnote">
      <style:paragraph-properties fo:line-height="100%" style:snap-to-layout-grid="false"/>
    </style:style>
    <style:style style:name="P7" style:family="paragraph" style:parent-style-name="Footnote">
      <style:text-properties fo:font-size="5pt" style:font-size-asian="5pt"/>
    </style:style>
    <style:style style:name="P8" style:family="paragraph" style:parent-style-name="Text_20_body">
      <style:text-properties style:font-name="Arial1" fo:font-size="11pt" fo:language="ca" fo:country="ES" fo:font-weight="normal" officeooo:rsid="00227169" officeooo:paragraph-rsid="0034e360" style:font-size-asian="11pt" style:font-weight-asian="normal" style:font-size-complex="11pt" style:font-weight-complex="normal"/>
    </style:style>
    <style:style style:name="P9" style:family="paragraph" style:parent-style-name="Text_20_body">
      <style:text-properties style:font-name="Arial1" fo:font-size="11pt" fo:language="ca" fo:country="ES" fo:font-weight="normal" officeooo:rsid="00227169" officeooo:paragraph-rsid="00227169" style:font-size-asian="11pt" style:font-weight-asian="normal" style:font-size-complex="11pt" style:font-weight-complex="normal"/>
    </style:style>
    <style:style style:name="P10" style:family="paragraph" style:parent-style-name="Text_20_body">
      <style:text-properties style:font-name="Arial1" fo:font-size="11pt" fo:language="ca" fo:country="ES" fo:font-weight="normal" officeooo:rsid="00227169" officeooo:paragraph-rsid="001fe75d" style:font-size-asian="11pt" style:font-weight-asian="normal" style:font-size-complex="11pt" style:font-weight-complex="normal"/>
    </style:style>
    <style:style style:name="P11" style:family="paragraph" style:parent-style-name="Text_20_body">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P12" style:family="paragraph" style:parent-style-name="Text_20_body">
      <style:text-properties style:font-name="Arial1" fo:font-size="11pt" fo:language="ca" fo:country="ES" fo:font-weight="normal" officeooo:rsid="003673f1" officeooo:paragraph-rsid="003673f1" style:font-size-asian="11pt" style:font-weight-asian="normal" style:font-size-complex="11pt" style:font-weight-complex="normal"/>
    </style:style>
    <style:style style:name="P13" style:family="paragraph" style:parent-style-name="Text_20_body">
      <style:text-properties style:font-name="Arial1" fo:font-size="11pt" fo:language="ca" fo:country="ES" fo:font-weight="normal" officeooo:rsid="001fe75d" officeooo:paragraph-rsid="001fe75d" style:font-size-asian="11pt" style:font-weight-asian="normal" style:font-size-complex="11pt" style:font-weight-complex="normal"/>
    </style:style>
    <style:style style:name="P14" style:family="paragraph" style:parent-style-name="Text_20_body">
      <style:text-properties style:font-name="Arial1" fo:font-size="11pt" fo:language="ca" fo:country="ES" fo:font-weight="normal" officeooo:rsid="0038e979" officeooo:paragraph-rsid="0038e979" style:font-size-asian="11pt" style:font-weight-asian="normal" style:font-size-complex="11pt" style:font-weight-complex="normal"/>
    </style:style>
    <style:style style:name="P15" style:family="paragraph" style:parent-style-name="Text_20_body">
      <style:text-properties style:font-name="Arial1" fo:font-size="11pt" fo:language="ca" fo:country="ES" fo:font-weight="normal" officeooo:rsid="003b9829" officeooo:paragraph-rsid="003b9829" style:font-size-asian="11pt" style:font-weight-asian="normal" style:font-size-complex="11pt" style:font-weight-complex="normal"/>
    </style:style>
    <style:style style:name="P16" style:family="paragraph" style:parent-style-name="Text_20_body">
      <style:text-properties style:font-name="Arial1" fo:font-size="11pt" fo:language="ca" fo:country="ES" fo:font-weight="normal" officeooo:rsid="002840f5" officeooo:paragraph-rsid="00366b49" style:font-size-asian="11pt" style:font-weight-asian="normal" style:font-size-complex="11pt" style:font-weight-complex="normal"/>
    </style:style>
    <style:style style:name="P17" style:family="paragraph" style:parent-style-name="Text_20_body">
      <style:text-properties style:font-name="Arial1" fo:font-size="11pt" fo:language="ca" fo:country="ES" fo:font-weight="bold" officeooo:rsid="001fe75d" officeooo:paragraph-rsid="0038e979" style:font-size-asian="11pt" style:font-weight-asian="bold" style:font-size-complex="11pt" style:font-weight-complex="bold"/>
    </style:style>
    <style:style style:name="P18" style:family="paragraph" style:parent-style-name="Text_20_body">
      <style:text-properties style:font-name="Arial1" fo:font-size="11pt" fo:language="ca" fo:country="ES" fo:font-weight="bold" officeooo:rsid="001fe75d" officeooo:paragraph-rsid="003b9829" style:font-size-asian="11pt" style:font-weight-asian="bold" style:font-size-complex="11pt" style:font-weight-complex="bold"/>
    </style:style>
    <style:style style:name="P19" style:family="paragraph" style:parent-style-name="Text_20_body">
      <style:paragraph-properties fo:margin-left="0.4917in" fo:margin-right="0in" fo:text-indent="0in" style:auto-text-indent="false"/>
      <style:text-properties style:font-name="Courier New1" fo:font-size="11pt" fo:language="ca" fo:country="ES" fo:font-weight="normal" officeooo:rsid="0038e979" officeooo:paragraph-rsid="0038e979" style:font-size-asian="11pt" style:font-weight-asian="normal" style:font-size-complex="11pt" style:font-weight-complex="normal"/>
    </style:style>
    <style:style style:name="P20" style:family="paragraph" style:parent-style-name="Text_20_body">
      <style:paragraph-properties fo:margin-left="0.4917in" fo:margin-right="0in" fo:text-indent="0in" style:auto-text-indent="false"/>
      <style:text-properties style:font-name="Courier New1" fo:font-size="11pt" fo:language="ca" fo:country="ES" fo:font-weight="normal" officeooo:rsid="003b9829" officeooo:paragraph-rsid="003b9829" style:font-size-asian="11pt" style:font-weight-asian="normal" style:font-size-complex="11pt" style:font-weight-complex="normal"/>
    </style:style>
    <style:style style:name="P21" style:family="paragraph" style:parent-style-name="Text_20_body">
      <style:paragraph-properties fo:break-before="page"/>
      <style:text-properties style:font-name="Arial1" fo:font-size="11pt" fo:language="ca" fo:country="ES" fo:font-weight="bold" officeooo:rsid="001fe75d" officeooo:paragraph-rsid="003b9829" style:font-size-asian="11pt" style:font-weight-asian="bold" style:font-size-complex="11pt" style:font-weight-complex="bold"/>
    </style:style>
    <style:style style:name="P22" style:family="paragraph" style:parent-style-name="Standard" style:master-page-name="Standard">
      <style:paragraph-properties style:page-number="auto"/>
      <style:text-properties style:font-name="Arial" fo:font-size="14pt" fo:language="ca" fo:country="ES" officeooo:paragraph-rsid="0036148b" style:font-size-asian="14pt" style:font-name-complex="Arial" style:font-size-complex="14pt"/>
    </style:style>
    <style:style style:name="P23" style:family="paragraph" style:parent-style-name="Text_20_body" style:list-style-name="L1">
      <style:text-properties style:font-name="Arial1" fo:font-size="11pt" fo:language="ca" fo:country="ES" fo:font-weight="normal" officeooo:rsid="0038e979" officeooo:paragraph-rsid="0038e979" style:font-size-asian="11pt" style:font-weight-asian="normal" style:font-size-complex="11pt" style:font-weight-complex="normal"/>
    </style:style>
    <style:style style:name="P24" style:family="paragraph" style:parent-style-name="Text_20_body" style:list-style-name="L2">
      <style:text-properties style:font-name="Arial1" fo:font-size="11pt" fo:language="ca" fo:country="ES" fo:font-weight="normal" officeooo:rsid="003b9829" officeooo:paragraph-rsid="003b9829" style:font-size-asian="11pt" style:font-weight-asian="normal" style:font-size-complex="11pt" style:font-weight-complex="normal"/>
    </style:style>
    <style:style style:name="P25" style:family="paragraph" style:parent-style-name="Text_20_body">
      <style:text-properties style:font-name="Arial1" fo:font-size="11pt" fo:language="ca" fo:country="ES" fo:font-weight="normal" officeooo:rsid="00405570" officeooo:paragraph-rsid="00405570" style:font-size-asian="11pt" style:font-weight-asian="normal" style:font-size-complex="11pt" style:font-weight-complex="normal"/>
    </style:style>
    <style:style style:name="T1" style:family="text">
      <style:text-properties style:font-name="Arial" fo:font-size="9pt" style:font-size-asian="9pt" style:font-name-complex="Arial"/>
    </style:style>
    <style:style style:name="T2" style:family="text">
      <style:text-properties style:font-name="Arial" fo:font-size="9pt" fo:font-weight="normal" style:font-size-asian="9pt" style:font-weight-asian="normal" style:font-name-complex="Ari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6148b" style:font-weight-asian="normal" style:font-weight-complex="normal"/>
    </style:style>
    <style:style style:name="T5" style:family="text">
      <style:text-properties fo:font-weight="normal" officeooo:rsid="0038e979" style:font-weight-asian="normal" style:font-weight-complex="normal"/>
    </style:style>
    <style:style style:name="T6" style:family="text">
      <style:text-properties officeooo:rsid="001e3994"/>
    </style:style>
    <style:style style:name="T7" style:family="text">
      <style:text-properties officeooo:rsid="0034e360"/>
    </style:style>
    <style:style style:name="T8" style:family="text">
      <style:text-properties officeooo:rsid="003673f1"/>
    </style:style>
    <style:style style:name="T9" style:family="text">
      <style:text-properties officeooo:rsid="0038e979"/>
    </style:style>
    <style:style style:name="T10" style:family="text">
      <style:text-properties officeooo:rsid="003b9829"/>
    </style:style>
    <style:style style:name="T11" style:family="text">
      <style:text-properties officeooo:rsid="003e54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àctica <text:span text:style-name="T6">11</text:span>: <text:span text:style-name="T9">Matrius</text:span></text:p>
      <text:p text:style-name="P3"><text:span text:style-name="T3">L’objectiu d’aquesta pràctica és </text:span><text:span text:style-name="T4">ampliar el que hem vist amb </text:span><text:span text:style-name="T5">els arrays</text:span><text:span text:style-name="T4">, però generalitzat </text:span><text:span text:style-name="T5">en mes d'una dimensió</text:span><text:span text:style-name="T4">.</text:span></text:p>
      <text:p text:style-name="P4"/>
      <text:p text:style-name="P13"/>
      <text:p text:style-name="P12">Atenció! Els programes següents els heu de codificar en <text:span text:style-name="T11">Java</text:span>.</text:p>
      <text:p text:style-name="P10"/>
      <text:p text:style-name="P17">Exercici <text:span text:style-name="T7">1</text:span>: <text:span text:style-name="T9">Inicialització de matriu</text:span></text:p>
      <text:p text:style-name="P14">Declara una matriu en <text:span text:style-name="T11">Java</text:span> de 5x4 enters. Inicialitza-la tota a 1 i finalment mostra tots els valors en forma de taula com la següent:</text:p>
      <text:p text:style-name="P19"><text:s text:c="4"/>1 <text:s text:c="2"/>1 <text:s text:c="2"/>1 <text:s text:c="2"/>1</text:p>
      <text:p text:style-name="P19"><text:s text:c="4"/>1 <text:s text:c="2"/>1 <text:s text:c="2"/>1 <text:s text:c="2"/>1</text:p>
      <text:p text:style-name="P19"><text:s text:c="4"/>1 <text:s text:c="2"/>1 <text:s text:c="2"/>1 <text:s text:c="2"/>1</text:p>
      <text:p text:style-name="P19"><text:s text:c="4"/>1 <text:s text:c="2"/>1 <text:s text:c="2"/>1 <text:s text:c="2"/>1</text:p>
      <text:p text:style-name="P19"><text:s text:c="4"/>1 <text:s text:c="2"/>1 <text:s text:c="2"/>1 <text:s text:c="2"/>1</text:p>
      <text:p text:style-name="P14">Assegura't que:</text:p>
      <text:list xml:id="list769113890806506911" text:style-name="L1">
        <text:list-item>
          <text:p text:style-name="P23">Només calgui modificar en un sol lloc el valor 1 per què la matriu s'inicialitzi amb un altre valor (ex. 0)</text:p>
        </text:list-item>
        <text:list-item>
          <text:p text:style-name="P23">Només calgui modificar en un lloc per poder canviar el nombre de files o el de columnes de la matriu, i que la resta del programa funcioni sense problemes. Pots suposar que la matriu sempre serà com a mínim de 1x1.</text:p>
        </text:list-item>
      </text:list>
      <text:p text:style-name="P14">Nota: aquests requeriments són vàlids per la resta d'exercicis.</text:p>
      <text:p text:style-name="P8"/>
      <text:p text:style-name="P25">import java.io.*;</text:p>
      <text:p text:style-name="P25">public class Exercici1_P10_2 {</text:p>
      <text:p text:style-name="P25"><text:tab/>public static void main (String[] args) throws IOException <text:s/>{</text:p>
      <text:p text:style-name="P25"><text:tab/><text:tab/>BufferedReader reader = new BufferedReader(new InputStreamReader(System.in));</text:p>
      <text:p text:style-name="P25"><text:tab/><text:tab/>int num,fila,columna;</text:p>
      <text:p text:style-name="P25"><text:tab/><text:tab/>String num_str,fila_str,columna_str;</text:p>
      <text:p text:style-name="P25"><text:tab/><text:tab/></text:p>
      <text:p text:style-name="P25"><text:tab/><text:tab/>//Pedir filas y columnas</text:p>
      <text:p text:style-name="P25"><text:tab/><text:tab/>System.out.print("Pon el numero de filas: ");</text:p>
      <text:p text:style-name="P25"><text:tab/><text:tab/>fila_str = reader.readLine();</text:p>
      <text:p text:style-name="P25"><text:tab/><text:tab/>fila = Integer.parseInt(fila_str);</text:p>
      <text:p text:style-name="P25"><text:tab/><text:tab/></text:p>
      <text:p text:style-name="P25"><text:tab/><text:tab/>System.out.print("Pon el numero de columnas: ");</text:p>
      <text:p text:style-name="P25"><text:tab/><text:tab/>columna_str = reader.readLine();</text:p>
      <text:p text:style-name="P25"><text:soft-page-break/><text:tab/><text:tab/>columna = Integer.parseInt(columna_str);</text:p>
      <text:p text:style-name="P25"><text:tab/><text:tab/>int matriz[][]; //Crear la matriz</text:p>
      <text:p text:style-name="P25"><text:tab/><text:tab/>matriz = new int[fila][columna]; //Poner las filas y las columnas de la matriz si pones 5 y 6 sera de 5x6.7</text:p>
      <text:p text:style-name="P25"><text:tab/><text:tab/></text:p>
      <text:p text:style-name="P25"><text:tab/><text:tab/>//pedir numero para la matriz</text:p>
      <text:p text:style-name="P25"><text:tab/><text:tab/>System.out.print("Pon un numero: ");</text:p>
      <text:p text:style-name="P25"><text:tab/><text:tab/>num_str = reader.readLine();</text:p>
      <text:p text:style-name="P25"><text:tab/><text:tab/>num = Integer.parseInt(num_str);</text:p>
      <text:p text:style-name="P25"><text:tab/><text:tab/></text:p>
      <text:p text:style-name="P25"><text:tab/><text:tab/>//Introducir los valores a la matriz</text:p>
      <text:p text:style-name="P25"><text:tab/><text:tab/>//matriz.length te saca las filas</text:p>
      <text:p text:style-name="P25"><text:tab/><text:tab/>//matriz[0].length te saca las columnas</text:p>
      <text:p text:style-name="P25"><text:tab/><text:tab/>for (int x=0; x &lt; fila; x++) {</text:p>
      <text:p text:style-name="P25"><text:tab/><text:tab/><text:tab/>for (int y=0; y &lt; columna; y++) {</text:p>
      <text:p text:style-name="P25"><text:tab/><text:tab/><text:tab/><text:tab/>matriz[x][y]=num;</text:p>
      <text:p text:style-name="P25"><text:tab/><text:tab/><text:tab/>}</text:p>
      <text:p text:style-name="P25"><text:tab/><text:tab/>}</text:p>
      <text:p text:style-name="P25"><text:tab/><text:tab/></text:p>
      <text:p text:style-name="P25"><text:tab/><text:tab/>//Imprimir la matriz</text:p>
      <text:p text:style-name="P25"><text:tab/><text:tab/>for (int x=0; x &lt; matriz.length; x++) {</text:p>
      <text:p text:style-name="P25"><text:tab/><text:tab/><text:tab/>for (int y=0; y &lt; matriz[x].length; y++) {</text:p>
      <text:p text:style-name="P25"><text:tab/><text:tab/><text:tab/><text:tab/>System.out.print(matriz[x][y]+" ");</text:p>
      <text:p text:style-name="P25"><text:tab/><text:tab/><text:tab/>}</text:p>
      <text:p text:style-name="P25"><text:tab/><text:tab/><text:tab/>System.out.println();</text:p>
      <text:p text:style-name="P25"><text:tab/><text:tab/>}</text:p>
      <text:p text:style-name="P25"><text:tab/>}</text:p>
      <text:p text:style-name="P25">}</text:p>
      <text:p text:style-name="P17">Exercici <text:span text:style-name="T7">2</text:span>: <text:span text:style-name="T9">Inicialització seqüencial</text:span></text:p>
      <text:p text:style-name="P14">Declara una matriu en <text:span text:style-name="T11">Java</text:span> de 5x4 enters. Inicialitza-la de manera que la primera casella tingui 1, la segona (la 0,1) tingui un 2, i així successivament. Finalment mostra el resultat d'aquesta manera</text:p>
      <text:p text:style-name="P19"><text:s text:c="4"/>1 <text:s text:c="2"/>2 <text:s text:c="2"/>3 <text:s text:c="2"/>4</text:p>
      <text:p text:style-name="P19"><text:s text:c="4"/>5 <text:s text:c="2"/>6 <text:s text:c="2"/>7 <text:s text:c="2"/>8</text:p>
      <text:p text:style-name="P19"><text:s text:c="4"/>9 <text:s text:c="2"/>10 <text:s/>11 <text:s/>12</text:p>
      <text:p text:style-name="P19"><text:s text:c="4"/>13 <text:s/>14 <text:s/>15 <text:s/>16</text:p>
      <text:p text:style-name="P19"><text:s text:c="4"/>17 <text:s/>18 <text:s/>19 <text:s/>20</text:p>
      <text:p text:style-name="P9"/>
      <text:p text:style-name="P14"><text:soft-page-break/></text:p>
      <text:p text:style-name="P25">import java.io.*;</text:p>
      <text:p text:style-name="P25">public class Exercici2_P10_2 {</text:p>
      <text:p text:style-name="P25"><text:tab/>public static void main (String[] args) throws IOException <text:s/>{</text:p>
      <text:p text:style-name="P25"><text:tab/><text:tab/>BufferedReader reader = new BufferedReader(new InputStreamReader(System.in));</text:p>
      <text:p text:style-name="P25"><text:tab/><text:tab/>int num,fila,columna;</text:p>
      <text:p text:style-name="P25"><text:tab/><text:tab/>String num_str,fila_str,columna_str;</text:p>
      <text:p text:style-name="P25"><text:tab/><text:tab/></text:p>
      <text:p text:style-name="P25"><text:tab/><text:tab/>//Pedir filas y columnas</text:p>
      <text:p text:style-name="P25"><text:tab/><text:tab/>System.out.print("Pon el numero de filas: ");</text:p>
      <text:p text:style-name="P25"><text:tab/><text:tab/>fila_str = reader.readLine();</text:p>
      <text:p text:style-name="P25"><text:tab/><text:tab/>fila = Integer.parseInt(fila_str);</text:p>
      <text:p text:style-name="P25"><text:tab/><text:tab/></text:p>
      <text:p text:style-name="P25"><text:tab/><text:tab/>System.out.print("Pon el numero de columnas: ");</text:p>
      <text:p text:style-name="P25"><text:tab/><text:tab/>columna_str = reader.readLine();</text:p>
      <text:p text:style-name="P25"><text:tab/><text:tab/>columna = Integer.parseInt(columna_str);</text:p>
      <text:p text:style-name="P25"><text:tab/><text:tab/>int matriz[][]; //Crear la matriz</text:p>
      <text:p text:style-name="P25"><text:tab/><text:tab/>matriz = new int[fila][columna]; //Poner las filas y las columnas de la matriz si pones 5 y 6 sera de 5x6.7</text:p>
      <text:p text:style-name="P25"><text:tab/><text:tab/></text:p>
      <text:p text:style-name="P25"><text:tab/><text:tab/>//Introducir los valores a la matriz</text:p>
      <text:p text:style-name="P25"><text:tab/><text:tab/>//matriz.length te saca las filas</text:p>
      <text:p text:style-name="P25"><text:tab/><text:tab/>//matriz[0].length te saca las columnas</text:p>
      <text:p text:style-name="P25"><text:tab/><text:tab/></text:p>
      <text:p text:style-name="P25"><text:tab/><text:tab/>num = 0;</text:p>
      <text:p text:style-name="P25"><text:tab/><text:tab/>for (int x=0; x &lt; fila; x++) {</text:p>
      <text:p text:style-name="P25"><text:tab/><text:tab/><text:tab/>for (int y=0; y &lt; columna; y++) {</text:p>
      <text:p text:style-name="P25"><text:tab/><text:tab/><text:tab/><text:tab/>matriz[x][y]=num+1;</text:p>
      <text:p text:style-name="P25"><text:tab/><text:tab/><text:tab/><text:tab/>num= num +1;</text:p>
      <text:p text:style-name="P25"><text:tab/><text:tab/><text:tab/>}</text:p>
      <text:p text:style-name="P25"><text:tab/><text:tab/>}</text:p>
      <text:p text:style-name="P25"><text:tab/><text:tab/></text:p>
      <text:p text:style-name="P25"><text:tab/><text:tab/>//Imprimir la matriz</text:p>
      <text:p text:style-name="P25"><text:tab/><text:tab/>for (int x=0; x &lt; matriz.length; x++) {</text:p>
      <text:p text:style-name="P25"><text:tab/><text:tab/><text:tab/>for (int y=0; y &lt; matriz[x].length; y++) {</text:p>
      <text:p text:style-name="P25"><text:tab/><text:tab/><text:tab/><text:tab/>System.out.print(matriz[x][y]+"\t"); // \t tabulador </text:p>
      <text:p text:style-name="P25"><text:tab/><text:tab/><text:tab/>}</text:p>
      <text:p text:style-name="P25"><text:soft-page-break/><text:tab/><text:tab/><text:tab/>System.out.println();</text:p>
      <text:p text:style-name="P25"><text:tab/><text:tab/>}</text:p>
      <text:p text:style-name="P25"><text:tab/>}</text:p>
      <text:p text:style-name="P25">}</text:p>
      <text:p text:style-name="P21">Exercici <text:span text:style-name="T8">3</text:span>: <text:span text:style-name="T10">Diagonal \</text:span></text:p>
      <text:p text:style-name="P15">Declara una matriu en <text:span text:style-name="T11">Java</text:span> de 5x4 enters. Inicialitza-la de manera que la diagonal tingui 1 i la resta 0. Finalment mostra el resultat segons:</text:p>
      <text:p text:style-name="P20"><text:s text:c="4"/>1 <text:s text:c="3"/>0 <text:s text:c="2"/>0 <text:s text:c="2"/>0</text:p>
      <text:p text:style-name="P20"><text:s text:c="4"/>0 <text:s text:c="3"/>1 <text:s text:c="2"/>0 <text:s text:c="2"/>0</text:p>
      <text:p text:style-name="P20"><text:s text:c="4"/>0 <text:s text:c="3"/>0 <text:s text:c="2"/>1 <text:s text:c="2"/>0</text:p>
      <text:p text:style-name="P20"><text:s text:c="4"/>0 <text:s text:c="3"/>0 <text:s text:c="2"/>0 <text:s text:c="2"/>1</text:p>
      <text:p text:style-name="P20"><text:s text:c="4"/>0 <text:s text:c="3"/>0 <text:s text:c="2"/>0 <text:s text:c="2"/>0</text:p>
      <text:p text:style-name="P9"/>
      <text:p text:style-name="P25">import java.io.*;</text:p>
      <text:p text:style-name="P25">public class Exercici3_P10_2 {</text:p>
      <text:p text:style-name="P25"><text:tab/>public static void main (String[] args) throws IOException <text:s/>{</text:p>
      <text:p text:style-name="P25"><text:tab/><text:tab/>BufferedReader reader = new BufferedReader(new InputStreamReader(System.in));</text:p>
      <text:p text:style-name="P25"><text:tab/><text:tab/>int num,fila,columna;</text:p>
      <text:p text:style-name="P25"><text:tab/><text:tab/>String num_str,fila_str,columna_str;</text:p>
      <text:p text:style-name="P25"><text:tab/><text:tab/></text:p>
      <text:p text:style-name="P25"><text:tab/><text:tab/>//Pedir filas y columnas</text:p>
      <text:p text:style-name="P25"><text:tab/><text:tab/>System.out.print("Pon el numero de filas: ");</text:p>
      <text:p text:style-name="P25"><text:tab/><text:tab/>fila_str = reader.readLine();</text:p>
      <text:p text:style-name="P25"><text:tab/><text:tab/>fila = Integer.parseInt(fila_str);</text:p>
      <text:p text:style-name="P25"><text:tab/><text:tab/></text:p>
      <text:p text:style-name="P25"><text:tab/><text:tab/>System.out.print("Pon el numero de columnas: ");</text:p>
      <text:p text:style-name="P25"><text:tab/><text:tab/>columna_str = reader.readLine();</text:p>
      <text:p text:style-name="P25"><text:tab/><text:tab/>columna = Integer.parseInt(columna_str);</text:p>
      <text:p text:style-name="P25"><text:tab/><text:tab/>int matriz[][]; //Crear la matriz</text:p>
      <text:p text:style-name="P25"><text:tab/><text:tab/>matriz = new int[fila][columna]; //Poner las filas y las columnas de la matriz si pones 5 y 6 sera de 5x6.7</text:p>
      <text:p text:style-name="P25"><text:tab/><text:tab/></text:p>
      <text:p text:style-name="P25"><text:tab/><text:tab/>//Introducir los valores a la matriz</text:p>
      <text:p text:style-name="P25"><text:tab/><text:tab/>//matriz.length te saca las filas</text:p>
      <text:p text:style-name="P25"><text:tab/><text:tab/>//matriz[0].length te saca las columnas</text:p>
      <text:p text:style-name="P25"><text:tab/><text:tab/></text:p>
      <text:p text:style-name="P25"><text:tab/><text:tab/>for (int x=0; x &lt; fila; x++) {</text:p>
      <text:p text:style-name="P25"><text:tab/><text:tab/><text:tab/>for (int y=0; y &lt; columna; y++) {</text:p>
      <text:p text:style-name="P25"><text:tab/><text:tab/><text:tab/><text:tab/>if(x == y){ //Si la columna es igual a la fila es decir cada vez que la x y la y sean iguales pondra un 1.</text:p>
      <text:p text:style-name="P25"><text:tab/><text:tab/><text:tab/><text:tab/><text:tab/>matriz[y][x] = 1;</text:p>
      <text:p text:style-name="P25"><text:soft-page-break/><text:tab/><text:tab/><text:tab/><text:tab/>}</text:p>
      <text:p text:style-name="P25"><text:tab/><text:tab/><text:tab/>}</text:p>
      <text:p text:style-name="P25"><text:tab/><text:tab/>}</text:p>
      <text:p text:style-name="P25"><text:tab/><text:tab/></text:p>
      <text:p text:style-name="P25"><text:tab/><text:tab/>//Imprimir la matriz</text:p>
      <text:p text:style-name="P25"><text:tab/><text:tab/>for (int x=0; x &lt; matriz.length; x++) {</text:p>
      <text:p text:style-name="P25"><text:tab/><text:tab/><text:tab/>for (int y=0; y &lt; matriz[x].length; y++) {</text:p>
      <text:p text:style-name="P25"><text:tab/><text:tab/><text:tab/><text:tab/>System.out.print(matriz[x][y]+"\t"); // \t tabulador </text:p>
      <text:p text:style-name="P25"><text:tab/><text:tab/><text:tab/>}</text:p>
      <text:p text:style-name="P25"><text:tab/><text:tab/><text:tab/>System.out.println();</text:p>
      <text:p text:style-name="P25"><text:tab/><text:tab/>}</text:p>
      <text:p text:style-name="P25"><text:tab/>}</text:p>
      <text:p text:style-name="P25">}</text:p>
      <text:p text:style-name="P18">Exercici <text:span text:style-name="T8">4</text:span>: <text:span text:style-name="T10">Pas de vianants horitzontal</text:span></text:p>
      <text:p text:style-name="P15">Declara una matriu en <text:span text:style-name="T11">Java</text:span> de 5x4 enters. Inicialitza-la de manera que les files parells tinguin el valor 0 i les senars el 1. Fitxa't en l'exemple</text:p>
      <text:p text:style-name="P20"><text:s text:c="4"/>0 <text:s text:c="2"/>0 <text:s text:c="2"/>0 <text:s text:c="2"/>0</text:p>
      <text:p text:style-name="P20"><text:s text:c="4"/>1 <text:s text:c="2"/>1 <text:s text:c="2"/>1 <text:s text:c="2"/>1</text:p>
      <text:p text:style-name="P20"><text:s text:c="4"/>0 <text:s text:c="2"/>0 <text:s text:c="2"/>0 <text:s text:c="2"/>0</text:p>
      <text:p text:style-name="P20"><text:s text:c="4"/>1 <text:s text:c="2"/>1 <text:s text:c="2"/>1 <text:s text:c="2"/>1</text:p>
      <text:p text:style-name="P20"><text:s text:c="4"/>0 <text:s text:c="2"/>0 <text:s text:c="2"/>0 <text:s text:c="2"/>0</text:p>
      <text:p text:style-name="P25">import java.io.*;</text:p>
      <text:p text:style-name="P25">public class Exercici4_P10_2 {</text:p>
      <text:p text:style-name="P25"><text:tab/>public static void main (String[] args) throws IOException <text:s/>{</text:p>
      <text:p text:style-name="P25"><text:tab/><text:tab/>BufferedReader reader = new BufferedReader(new InputStreamReader(System.in));</text:p>
      <text:p text:style-name="P25"><text:tab/><text:tab/>int fila,columna;</text:p>
      <text:p text:style-name="P25"><text:tab/><text:tab/>String num_str,fila_str,columna_str;</text:p>
      <text:p text:style-name="P25"><text:tab/><text:tab/></text:p>
      <text:p text:style-name="P25"><text:tab/><text:tab/>//Pedir filas y columnas</text:p>
      <text:p text:style-name="P25"><text:tab/><text:tab/>System.out.print("Pon el numero de filas: ");</text:p>
      <text:p text:style-name="P25"><text:tab/><text:tab/>fila_str = reader.readLine();</text:p>
      <text:p text:style-name="P25"><text:tab/><text:tab/>fila = Integer.parseInt(fila_str);</text:p>
      <text:p text:style-name="P25"><text:tab/><text:tab/></text:p>
      <text:p text:style-name="P25"><text:tab/><text:tab/>System.out.print("Pon el numero de columnas: ");</text:p>
      <text:p text:style-name="P25"><text:tab/><text:tab/>columna_str = reader.readLine();</text:p>
      <text:p text:style-name="P25"><text:tab/><text:tab/>columna = Integer.parseInt(columna_str);</text:p>
      <text:p text:style-name="P25"><text:tab/><text:tab/>int matriz[][]; //Crear la matriz</text:p>
      <text:p text:style-name="P25"><text:soft-page-break/><text:tab/><text:tab/>matriz = new int[fila][columna]; //Poner las filas y las columnas de la matriz si pones 5 y 6 sera de 5x6.7</text:p>
      <text:p text:style-name="P25"><text:tab/><text:tab/></text:p>
      <text:p text:style-name="P25"><text:tab/><text:tab/>//Introducir los valores a la matriz</text:p>
      <text:p text:style-name="P25"><text:tab/><text:tab/>//matriz.length te saca las filas</text:p>
      <text:p text:style-name="P25"><text:tab/><text:tab/>//matriz[0].length te saca las columnas</text:p>
      <text:p text:style-name="P25"><text:tab/><text:tab/></text:p>
      <text:p text:style-name="P25"><text:tab/><text:tab/>for (int x=0; x &lt; fila; x++) {</text:p>
      <text:p text:style-name="P25"><text:tab/><text:tab/><text:tab/>for (int y=0; y &lt; columna; y++) {</text:p>
      <text:p text:style-name="P25"><text:tab/><text:tab/><text:tab/><text:tab/>if(x % 2 != 0){ //Si el resto de la fila no es 0 es decir no es par la posición x y sera 1</text:p>
      <text:p text:style-name="P25"><text:tab/><text:tab/><text:tab/><text:tab/><text:tab/>matriz[x][y] = 1;</text:p>
      <text:p text:style-name="P25"><text:tab/><text:tab/><text:tab/><text:tab/>}</text:p>
      <text:p text:style-name="P25"><text:tab/><text:tab/><text:tab/>}</text:p>
      <text:p text:style-name="P25"><text:tab/><text:tab/>}</text:p>
      <text:p text:style-name="P25"><text:tab/><text:tab/></text:p>
      <text:p text:style-name="P25"><text:tab/><text:tab/>//Imprimir la matriz</text:p>
      <text:p text:style-name="P25"><text:tab/><text:tab/>for (int x=0; x &lt; matriz.length; x++) {</text:p>
      <text:p text:style-name="P25"><text:tab/><text:tab/><text:tab/>for (int y=0; y &lt; matriz[x].length; y++) {</text:p>
      <text:p text:style-name="P25"><text:tab/><text:tab/><text:tab/><text:tab/>System.out.print(matriz[x][y]+"\t"); // \t tabulador </text:p>
      <text:p text:style-name="P25"><text:tab/><text:tab/><text:tab/>}</text:p>
      <text:p text:style-name="P25"><text:tab/><text:tab/><text:tab/>System.out.println();</text:p>
      <text:p text:style-name="P25"><text:tab/><text:tab/>}</text:p>
      <text:p text:style-name="P25"><text:tab/>}</text:p>
      <text:p text:style-name="P25">}</text:p>
      <text:p text:style-name="P9"/>
      <text:p text:style-name="P18">Exercici <text:span text:style-name="T8">5</text:span>: <text:span text:style-name="T10">Pas de vianants vertical</text:span></text:p>
      <text:p text:style-name="P15">Declara una matriu en <text:span text:style-name="T11">Java</text:span> de 5x4 enters. Inicialitza-la de manera que les columnes parells tinguin el valor 0 i les senars el 1. Fitxa't en l'exemple</text:p>
      <text:p text:style-name="P20"><text:s text:c="4"/>0 <text:s text:c="2"/>1 <text:s text:c="2"/>0 <text:s text:c="2"/>1</text:p>
      <text:p text:style-name="P20"><text:s text:c="4"/>0 <text:s text:c="2"/>1 <text:s text:c="2"/>0 <text:s text:c="2"/>1</text:p>
      <text:p text:style-name="P20"><text:s text:c="4"/>0 <text:s text:c="2"/>1 <text:s text:c="2"/>0 <text:s text:c="2"/>1</text:p>
      <text:p text:style-name="P20"><text:s text:c="4"/>0 <text:s text:c="2"/>1 <text:s text:c="2"/>0 <text:s text:c="2"/>1</text:p>
      <text:p text:style-name="P20"><text:s text:c="4"/>0 <text:s text:c="2"/>1 <text:s text:c="2"/>0 <text:s text:c="2"/>1</text:p>
      <text:p text:style-name="P8"/>
      <text:p text:style-name="P25">import java.io.*;</text:p>
      <text:p text:style-name="P25">public class Exercici5_P10_2 {</text:p>
      <text:p text:style-name="P25"><text:tab/>public static void main (String[] args) throws IOException <text:s/>{</text:p>
      <text:p text:style-name="P25"><text:soft-page-break/><text:tab/><text:tab/>BufferedReader reader = new BufferedReader(new InputStreamReader(System.in));</text:p>
      <text:p text:style-name="P25"><text:tab/><text:tab/>int fila,columna;</text:p>
      <text:p text:style-name="P25"><text:tab/><text:tab/>String num_str,fila_str,columna_str;</text:p>
      <text:p text:style-name="P25"><text:tab/><text:tab/></text:p>
      <text:p text:style-name="P25"><text:tab/><text:tab/>//Pedir filas y columnas</text:p>
      <text:p text:style-name="P25"><text:tab/><text:tab/>System.out.print("Pon el numero de filas: ");</text:p>
      <text:p text:style-name="P25"><text:tab/><text:tab/>fila_str = reader.readLine();</text:p>
      <text:p text:style-name="P25"><text:tab/><text:tab/>fila = Integer.parseInt(fila_str);</text:p>
      <text:p text:style-name="P25"><text:tab/><text:tab/></text:p>
      <text:p text:style-name="P25"><text:tab/><text:tab/>System.out.print("Pon el numero de columnas: ");</text:p>
      <text:p text:style-name="P25"><text:tab/><text:tab/>columna_str = reader.readLine();</text:p>
      <text:p text:style-name="P25"><text:tab/><text:tab/>columna = Integer.parseInt(columna_str);</text:p>
      <text:p text:style-name="P25"><text:tab/><text:tab/>int matriz[][]; //Crear la matriz</text:p>
      <text:p text:style-name="P25"><text:tab/><text:tab/>matriz = new int[fila][columna]; //Poner las filas y las columnas de la matriz si pones 5 y 6 sera de 5x6.7</text:p>
      <text:p text:style-name="P25"><text:tab/><text:tab/></text:p>
      <text:p text:style-name="P25"><text:tab/><text:tab/>//Introducir los valores a la matriz</text:p>
      <text:p text:style-name="P25"><text:tab/><text:tab/>//matriz.length te saca las filas</text:p>
      <text:p text:style-name="P25"><text:tab/><text:tab/>//matriz[0].length te saca las columnas</text:p>
      <text:p text:style-name="P25"><text:tab/><text:tab/></text:p>
      <text:p text:style-name="P25"><text:tab/><text:tab/>for (int x=0; x &lt; fila; x++) {</text:p>
      <text:p text:style-name="P25"><text:tab/><text:tab/><text:tab/>for (int y=0; y &lt; columna; y++) {</text:p>
      <text:p text:style-name="P25"><text:tab/><text:tab/><text:tab/><text:tab/>if(y % 2 != 0){ //Si el numero de columna no es par x y sera 1</text:p>
      <text:p text:style-name="P25"><text:tab/><text:tab/><text:tab/><text:tab/><text:tab/>matriz[x][y] = 1;</text:p>
      <text:p text:style-name="P25"><text:tab/><text:tab/><text:tab/><text:tab/>}</text:p>
      <text:p text:style-name="P25"><text:tab/><text:tab/><text:tab/>}</text:p>
      <text:p text:style-name="P25"><text:tab/><text:tab/>}</text:p>
      <text:p text:style-name="P25"><text:tab/><text:tab/></text:p>
      <text:p text:style-name="P25"><text:tab/><text:tab/>//Imprimir la matriz</text:p>
      <text:p text:style-name="P25"><text:tab/><text:tab/>for (int x=0; x &lt; matriz.length; x++) {</text:p>
      <text:p text:style-name="P25"><text:tab/><text:tab/><text:tab/>for (int y=0; y &lt; matriz[x].length; y++) {</text:p>
      <text:p text:style-name="P25"><text:tab/><text:tab/><text:tab/><text:tab/>System.out.print(matriz[x][y]+"\t"); // \t tabulador </text:p>
      <text:p text:style-name="P25"><text:tab/><text:tab/><text:tab/>}</text:p>
      <text:p text:style-name="P25"><text:tab/><text:tab/><text:tab/>System.out.println();</text:p>
      <text:p text:style-name="P25"><text:tab/><text:tab/>}</text:p>
      <text:p text:style-name="P25"><text:tab/>}</text:p>
      <text:p text:style-name="P25">}</text:p>
      <text:p text:style-name="P18"><text:soft-page-break/></text:p>
      <text:p text:style-name="P21">Exercici <text:span text:style-name="T8">6</text:span>: <text:span text:style-name="T10">Pas encreuat</text:span></text:p>
      <text:p text:style-name="P15">En aquest programa fusiona els passos de vianants dels exercicis anteriors, de manera que allà on marcaves amb 0 a tots dos, hi mantens un 0, allà on hi havia un 1 en un d'ells però 0 en l'altre, mantindràs un 1, i finalment on hi ha un 1 a totes dues matrius hi deixaràs un 2</text:p>
      <text:p text:style-name="P20"><text:s text:c="4"/>0 <text:s text:c="2"/>1 <text:s text:c="2"/>0 <text:s text:c="2"/>1</text:p>
      <text:p text:style-name="P20"><text:s text:c="4"/>1 <text:s text:c="2"/>2 <text:s text:c="2"/>1 <text:s text:c="2"/>2</text:p>
      <text:p text:style-name="P20"><text:s text:c="4"/>0 <text:s text:c="2"/>1 <text:s text:c="2"/>0 <text:s text:c="2"/>1</text:p>
      <text:p text:style-name="P20"><text:s text:c="4"/>1 <text:s text:c="2"/>2 <text:s text:c="2"/>1 <text:s text:c="2"/>2</text:p>
      <text:p text:style-name="P20"><text:s text:c="4"/>0 <text:s text:c="2"/>1 <text:s text:c="2"/>0 <text:s text:c="2"/>1</text:p>
      <text:p text:style-name="P15">Aquest exercici, com la majoria, es pot resoldre de moltes maneres. Fixa't però que el resultat demanat és en realitat la suma de dues matrius. Donat que es tracta d'un càlcul molt habitual en matrius, intenta implementar el teu programa amb aquesta idea. És a dir:</text:p>
      <text:list xml:id="list6127326097261686951" text:style-name="L2">
        <text:list-item>
          <text:p text:style-name="P24">Declara tres matrius de la mateixa dimensió</text:p>
        </text:list-item>
        <text:list-item>
          <text:p text:style-name="P24">Inicialitza dues amb els criteris dels exercicis del pas de vianants</text:p>
        </text:list-item>
        <text:list-item>
          <text:p text:style-name="P24">Suma les caselles de cada matriu i deixa el resultat en la casella corresponent de la tercera matriu.</text:p>
        </text:list-item>
        <text:list-item>
          <text:p text:style-name="P24">Mostra el resultat de la tercera matriu de la manera habitual.</text:p>
        </text:list-item>
      </text:list>
      <text:p text:style-name="P8"/>
      <text:p text:style-name="P25">import java.io.*;</text:p>
      <text:p text:style-name="P25">public class Exercici6_P10_2 {</text:p>
      <text:p text:style-name="P25"><text:tab/>public static void main (String[] args) throws IOException <text:s/>{</text:p>
      <text:p text:style-name="P25"><text:tab/><text:tab/>BufferedReader reader = new BufferedReader(new InputStreamReader(System.in));</text:p>
      <text:p text:style-name="P25"><text:tab/><text:tab/>int num,fila,columna;</text:p>
      <text:p text:style-name="P25"><text:tab/><text:tab/>String num_str,fila_str,columna_str;</text:p>
      <text:p text:style-name="P25"><text:tab/><text:tab/></text:p>
      <text:p text:style-name="P25"><text:tab/><text:tab/>//Pedir filas y columnas</text:p>
      <text:p text:style-name="P25"><text:tab/><text:tab/>System.out.print("Pon el numero de filas: ");</text:p>
      <text:p text:style-name="P25"><text:tab/><text:tab/>fila_str = reader.readLine();</text:p>
      <text:p text:style-name="P25"><text:tab/><text:tab/>fila = Integer.parseInt(fila_str);</text:p>
      <text:p text:style-name="P25"><text:tab/><text:tab/></text:p>
      <text:p text:style-name="P25"><text:tab/><text:tab/>System.out.print("Pon el numero de columnas: ");</text:p>
      <text:p text:style-name="P25"><text:tab/><text:tab/>columna_str = reader.readLine();</text:p>
      <text:p text:style-name="P25"><text:tab/><text:tab/>columna = Integer.parseInt(columna_str);</text:p>
      <text:p text:style-name="P25"><text:tab/><text:tab/>int matriz[][]; //Crear la matriz</text:p>
      <text:p text:style-name="P25"><text:tab/><text:tab/>matriz = new int[fila][columna]; //Poner las filas y las columnas de la matriz si pones 5 y 6 sera de 5x6.7</text:p>
      <text:p text:style-name="P25"><text:tab/><text:tab/>int matriz2[][];</text:p>
      <text:p text:style-name="P25"><text:soft-page-break/><text:tab/><text:tab/>matriz2 = new int[fila][columna];</text:p>
      <text:p text:style-name="P25"><text:tab/><text:tab/></text:p>
      <text:p text:style-name="P25"><text:tab/><text:tab/>//Introducir los valores a la matriz</text:p>
      <text:p text:style-name="P25"><text:tab/><text:tab/>//matriz.length te saca las filas</text:p>
      <text:p text:style-name="P25"><text:tab/><text:tab/>//matriz[0].length te saca las columnas</text:p>
      <text:p text:style-name="P25"><text:tab/><text:tab/></text:p>
      <text:p text:style-name="P25"><text:tab/><text:tab/>/*</text:p>
      <text:p text:style-name="P25"><text:tab/><text:tab/>for (int x=0; x &lt; fila; x++) {</text:p>
      <text:p text:style-name="P25"><text:tab/><text:tab/><text:tab/>for (int y=0; y &lt; columna; y++) {</text:p>
      <text:p text:style-name="P25"><text:tab/><text:tab/><text:tab/><text:tab/>if(x % 2 != 0){</text:p>
      <text:p text:style-name="P25"><text:tab/><text:tab/><text:tab/><text:tab/><text:tab/>matriz[x][y] = 1;</text:p>
      <text:p text:style-name="P25"><text:tab/><text:tab/><text:tab/><text:tab/>}</text:p>
      <text:p text:style-name="P25"><text:tab/><text:tab/><text:tab/><text:tab/>if(y % 2 != 0){</text:p>
      <text:p text:style-name="P25"><text:tab/><text:tab/><text:tab/><text:tab/><text:tab/>if(y == 1){</text:p>
      <text:p text:style-name="P25"><text:tab/><text:tab/><text:tab/><text:tab/><text:tab/><text:tab/>matriz[x][y]++;</text:p>
      <text:p text:style-name="P25"><text:tab/><text:tab/><text:tab/><text:tab/><text:tab/>}else{</text:p>
      <text:p text:style-name="P25"><text:tab/><text:tab/><text:tab/><text:tab/><text:tab/><text:tab/>matriz[x][y] = 1;</text:p>
      <text:p text:style-name="P25"><text:tab/><text:tab/><text:tab/><text:tab/><text:tab/>}</text:p>
      <text:p text:style-name="P25"><text:tab/><text:tab/><text:tab/><text:tab/>}</text:p>
      <text:p text:style-name="P25"><text:tab/><text:tab/><text:tab/>}</text:p>
      <text:p text:style-name="P25"><text:tab/><text:tab/>}</text:p>
      <text:p text:style-name="P25"><text:tab/><text:tab/>*/</text:p>
      <text:p text:style-name="P25"><text:tab/><text:tab/></text:p>
      <text:p text:style-name="P25"><text:tab/><text:tab/></text:p>
      <text:p text:style-name="P25"><text:tab/><text:tab/>for (int x=0; x &lt; fila; x++) {</text:p>
      <text:p text:style-name="P25"><text:tab/><text:tab/><text:tab/>for (int y=0; y &lt; columna; y++) {</text:p>
      <text:p text:style-name="P25"><text:tab/><text:tab/><text:tab/><text:tab/>if(x % 2 != 0){</text:p>
      <text:p text:style-name="P25"><text:tab/><text:tab/><text:tab/><text:tab/><text:tab/>matriz[x][y] = 1;</text:p>
      <text:p text:style-name="P25"><text:tab/><text:tab/><text:tab/><text:tab/><text:tab/>//matriz2[x][y] = 1;</text:p>
      <text:p text:style-name="P25"><text:tab/><text:tab/><text:tab/><text:tab/>}</text:p>
      <text:p text:style-name="P25"><text:tab/><text:tab/><text:tab/><text:tab/>if(y % 2 != 0){</text:p>
      <text:p text:style-name="P25"><text:tab/><text:tab/><text:tab/><text:tab/><text:tab/>matriz[x][y] = 1;</text:p>
      <text:p text:style-name="P25"><text:tab/><text:tab/><text:tab/><text:tab/><text:tab/>//matriz2[x][y] = 1;</text:p>
      <text:p text:style-name="P25"><text:tab/><text:tab/><text:tab/><text:tab/>}</text:p>
      <text:p text:style-name="P25"><text:tab/><text:tab/><text:tab/><text:tab/>//Para hacerlo con 2 arrays quitar este ultimo if</text:p>
      <text:p text:style-name="P25"><text:tab/><text:tab/><text:tab/><text:tab/>if((x % 2 != 0) &amp;&amp; (y % 2 != 0)){ //Si el resto de x no es 0 y el resto de y no es 0 la x y sera 2</text:p>
      <text:p text:style-name="P25"><text:tab/><text:tab/><text:tab/><text:tab/><text:tab/>matriz[x][y] = 2;</text:p>
      <text:p text:style-name="P25"><text:soft-page-break/><text:tab/><text:tab/><text:tab/><text:tab/>}</text:p>
      <text:p text:style-name="P25"><text:tab/><text:tab/><text:tab/>}</text:p>
      <text:p text:style-name="P25"><text:tab/><text:tab/>}</text:p>
      <text:p text:style-name="P25"><text:tab/><text:tab/></text:p>
      <text:p text:style-name="P25"><text:tab/><text:tab/>/*</text:p>
      <text:p text:style-name="P25"><text:tab/><text:tab/>//Para hacerlo con 2 arrays</text:p>
      <text:p text:style-name="P25"><text:tab/><text:tab/>for (int x=0; x &lt; fila; x++) {</text:p>
      <text:p text:style-name="P25"><text:tab/><text:tab/><text:tab/>for (int y=0; y &lt; columna; y++) {</text:p>
      <text:p text:style-name="P25"><text:tab/><text:tab/><text:tab/><text:tab/>if((x % 2 != 0) &amp;&amp; (y % 2 != 0)){ //Si el resto de x no es 0 y el resto de y no es 0 la x y sera 2</text:p>
      <text:p text:style-name="P25"><text:tab/><text:tab/><text:tab/><text:tab/><text:tab/>matriz2[x][y] = 2;</text:p>
      <text:p text:style-name="P25"><text:tab/><text:tab/><text:tab/><text:tab/>}</text:p>
      <text:p text:style-name="P25"><text:tab/><text:tab/><text:tab/>}</text:p>
      <text:p text:style-name="P25"><text:tab/><text:tab/>}</text:p>
      <text:p text:style-name="P25"><text:tab/><text:tab/>*/ </text:p>
      <text:p text:style-name="P25"><text:tab/><text:tab/>//Imprimir la matriz</text:p>
      <text:p text:style-name="P25"><text:tab/><text:tab/>for (int x=0; x &lt; matriz2.length; x++) {</text:p>
      <text:p text:style-name="P25"><text:tab/><text:tab/><text:tab/>for (int y=0; y &lt; matriz[x].length; y++) {</text:p>
      <text:p text:style-name="P25"><text:tab/><text:tab/><text:tab/><text:tab/>System.out.print(matriz[x][y]+"\t"); // \t tabulador </text:p>
      <text:p text:style-name="P25"><text:tab/><text:tab/><text:tab/><text:tab/>//System.out.print(matriz2[x][y]+"\t"); // \t tabulador </text:p>
      <text:p text:style-name="P25"><text:tab/><text:tab/><text:tab/>}</text:p>
      <text:p text:style-name="P25"><text:tab/><text:tab/><text:tab/>System.out.println();</text:p>
      <text:p text:style-name="P25"><text:tab/><text:tab/>}</text:p>
      <text:p text:style-name="P25"><text:tab/>}</text:p>
      <text:p text:style-name="P25">}</text:p>
      <text:p text:style-name="P18">Exercici <text:span text:style-name="T10">7</text:span>: <text:span text:style-name="T10">Diagonal /</text:span></text:p>
      <text:p text:style-name="P15">Declara una matriu en <text:span text:style-name="T11">Java</text:span> de 5x4 enters. Inicialitza-la de manera que la diagonal / tingui 1 i la resta 0. Finalment mostra el resultat segons:</text:p>
      <text:p text:style-name="P20"><text:s text:c="4"/>0 <text:s text:c="3"/>0 <text:s text:c="2"/>0 <text:s text:c="2"/>1</text:p>
      <text:p text:style-name="P20"><text:s text:c="4"/>0 <text:s text:c="3"/>0 <text:s text:c="2"/>1 <text:s text:c="2"/>0</text:p>
      <text:p text:style-name="P20"><text:s text:c="4"/>0 <text:s text:c="3"/>1 <text:s text:c="2"/>0 <text:s text:c="2"/>0</text:p>
      <text:p text:style-name="P20"><text:s text:c="4"/>1 <text:s text:c="3"/>0 <text:s text:c="2"/>0 <text:s text:c="2"/>0</text:p>
      <text:p text:style-name="P20"><text:s text:c="4"/>0 <text:s text:c="3"/>0 <text:s text:c="2"/>0 <text:s text:c="2"/>0</text:p>
      <text:p text:style-name="P11"/>
      <text:p text:style-name="P11"/>
      <text:p text:style-name="P25">import java.io.*;</text:p>
      <text:p text:style-name="P25">public class Exercici7_P10_2 {</text:p>
      <text:p text:style-name="P25"><text:tab/>public static void main (String[] args) throws IOException <text:s/>{</text:p>
      <text:p text:style-name="P25"><text:soft-page-break/><text:tab/><text:tab/>BufferedReader reader = new BufferedReader(new InputStreamReader(System.in));</text:p>
      <text:p text:style-name="P25"><text:tab/><text:tab/>int num,fila,columna;</text:p>
      <text:p text:style-name="P25"><text:tab/><text:tab/>String num_str,fila_str,columna_str;</text:p>
      <text:p text:style-name="P25"><text:tab/><text:tab/></text:p>
      <text:p text:style-name="P25"><text:tab/><text:tab/>//Pedir filas y columnas</text:p>
      <text:p text:style-name="P25"><text:tab/><text:tab/>System.out.print("Pon el numero de filas: ");</text:p>
      <text:p text:style-name="P25"><text:tab/><text:tab/>fila_str = reader.readLine();</text:p>
      <text:p text:style-name="P25"><text:tab/><text:tab/>fila = Integer.parseInt(fila_str);</text:p>
      <text:p text:style-name="P25"><text:tab/><text:tab/></text:p>
      <text:p text:style-name="P25"><text:tab/><text:tab/>System.out.print("Pon el numero de columnas: ");</text:p>
      <text:p text:style-name="P25"><text:tab/><text:tab/>columna_str = reader.readLine();</text:p>
      <text:p text:style-name="P25"><text:tab/><text:tab/>columna = Integer.parseInt(columna_str);</text:p>
      <text:p text:style-name="P25"><text:tab/><text:tab/>int matriz[][]; //Crear la matriz</text:p>
      <text:p text:style-name="P25"><text:tab/><text:tab/>matriz = new int[fila][columna]; //Poner las filas y las columnas de la matriz si pones 5 y 6 sera de 5x6.7</text:p>
      <text:p text:style-name="P25"><text:tab/><text:tab/></text:p>
      <text:p text:style-name="P25"><text:tab/><text:tab/>//Introducir los valores a la matriz</text:p>
      <text:p text:style-name="P25"><text:tab/><text:tab/>//matriz.length te saca las filas</text:p>
      <text:p text:style-name="P25"><text:tab/><text:tab/>//matriz[0].length te saca las columnas</text:p>
      <text:p text:style-name="P25"><text:tab/><text:tab/></text:p>
      <text:p text:style-name="P25"><text:tab/><text:tab/>for (int x=0; x &lt; fila; x++) {</text:p>
      <text:p text:style-name="P25"><text:tab/><text:tab/><text:tab/>for (int y=0; y &lt; columna; y++) {</text:p>
      <text:p text:style-name="P25"><text:tab/><text:tab/><text:tab/><text:tab/>if((x+y)==3){ //Si la suma entre la y y la x es 3 la posición x y es 1.</text:p>
      <text:p text:style-name="P25"><text:tab/><text:tab/><text:tab/><text:tab/><text:tab/>matriz[y][x] = 1;</text:p>
      <text:p text:style-name="P25"><text:tab/><text:tab/><text:tab/><text:tab/>}</text:p>
      <text:p text:style-name="P25"><text:tab/><text:tab/><text:tab/>}</text:p>
      <text:p text:style-name="P25"><text:tab/><text:tab/>}</text:p>
      <text:p text:style-name="P25"><text:tab/><text:tab/></text:p>
      <text:p text:style-name="P25"><text:tab/><text:tab/>//Imprimir la matriz</text:p>
      <text:p text:style-name="P25"><text:tab/><text:tab/>for (int x=0; x &lt; matriz.length; x++) {</text:p>
      <text:p text:style-name="P25"><text:tab/><text:tab/><text:tab/>for (int y=0; y &lt; matriz[x].length; y++) {</text:p>
      <text:p text:style-name="P25"><text:tab/><text:tab/><text:tab/><text:tab/>System.out.print(matriz[x][y]+"\t"); // \t tabulador </text:p>
      <text:p text:style-name="P25"><text:tab/><text:tab/><text:tab/>}</text:p>
      <text:p text:style-name="P25"><text:tab/><text:tab/><text:tab/>System.out.println();</text:p>
      <text:p text:style-name="P25"><text:tab/><text:tab/>}</text:p>
      <text:p text:style-name="P25"><text:tab/>}</text:p>
      <text:p text:style-name="P25">}</text:p>
      <text:p text:style-name="P21">Exercici <text:span text:style-name="T8">8</text:span>: <text:span text:style-name="T10">Capçaleres</text:span></text:p>
      <text:p text:style-name="P15">Crea una nova versió de l'exercici anterior, de manera que finalment es mostrin els noms de les files i les columnes segons l'exemple:</text:p>
      <text:p text:style-name="P20"><text:s text:c="8"/>[0] <text:s/>[1] <text:s/>[2] <text:s/>[3]</text:p>
      <text:p text:style-name="P20"><text:s text:c="4"/>[0] <text:s/>0 <text:s text:c="3"/>0 <text:s text:c="3"/>0 <text:s text:c="3"/>1</text:p>
      <text:p text:style-name="P20"><text:s text:c="4"/>[1] <text:s/>0 <text:s text:c="3"/>0 <text:s text:c="3"/>1 <text:s text:c="3"/>0</text:p>
      <text:p text:style-name="P20"><text:s text:c="4"/>[2] <text:s/>0 <text:s text:c="3"/>1 <text:s text:c="3"/>0 <text:s text:c="3"/>0</text:p>
      <text:p text:style-name="P20"><text:s text:c="4"/>[3] <text:s/>1 <text:s text:c="3"/>0 <text:s text:c="3"/>0 <text:s text:c="3"/>0</text:p>
      <text:p text:style-name="P20"><text:s text:c="4"/>[4] <text:s/>0 <text:s text:c="3"/>0 <text:s text:c="3"/>0 <text:s text:c="3"/>0</text:p>
      <text:p text:style-name="P11"/>
      <text:p text:style-name="P25">import java.io.*;</text:p>
      <text:p text:style-name="P25">public class Exercici8_P10_2 {</text:p>
      <text:p text:style-name="P25"><text:tab/>public static void main (String[] args) throws IOException <text:s/>{</text:p>
      <text:p text:style-name="P25"><text:tab/><text:tab/>BufferedReader reader = new BufferedReader(new InputStreamReader(System.in));</text:p>
      <text:p text:style-name="P25"><text:tab/><text:tab/>int num,fila,columna;</text:p>
      <text:p text:style-name="P25"><text:tab/><text:tab/>String num_str,fila_str,columna_str;</text:p>
      <text:p text:style-name="P25"><text:tab/><text:tab/></text:p>
      <text:p text:style-name="P25"><text:tab/><text:tab/>//Pedir filas y columnas</text:p>
      <text:p text:style-name="P25"><text:tab/><text:tab/>System.out.print("Pon el numero de filas: ");</text:p>
      <text:p text:style-name="P25"><text:tab/><text:tab/>fila_str = reader.readLine();</text:p>
      <text:p text:style-name="P25"><text:tab/><text:tab/>fila = Integer.parseInt(fila_str);</text:p>
      <text:p text:style-name="P25"><text:tab/><text:tab/></text:p>
      <text:p text:style-name="P25"><text:tab/><text:tab/>System.out.print("Pon el numero de columnas: ");</text:p>
      <text:p text:style-name="P25"><text:tab/><text:tab/>columna_str = reader.readLine();</text:p>
      <text:p text:style-name="P25"><text:tab/><text:tab/>columna = Integer.parseInt(columna_str);</text:p>
      <text:p text:style-name="P25"><text:tab/><text:tab/>int matriz[][]; //Crear la matriz</text:p>
      <text:p text:style-name="P25"><text:tab/><text:tab/>matriz = new int[fila][columna]; //Poner las filas y las columnas de la matriz si pones 5 y 6 sera de 5x6.7</text:p>
      <text:p text:style-name="P25"><text:tab/><text:tab/></text:p>
      <text:p text:style-name="P25"><text:tab/><text:tab/>//Introducir los valores a la matriz</text:p>
      <text:p text:style-name="P25"><text:tab/><text:tab/>//matriz.length te saca las filas</text:p>
      <text:p text:style-name="P25"><text:tab/><text:tab/>//matriz[0].length te saca las columnas</text:p>
      <text:p text:style-name="P25"><text:tab/><text:tab/></text:p>
      <text:p text:style-name="P25"><text:tab/><text:tab/>//No va</text:p>
      <text:p text:style-name="P25"><text:tab/><text:tab/>for (int x=-1; x &lt; fila; x++) {</text:p>
      <text:p text:style-name="P25"><text:tab/><text:tab/><text:tab/>for (int y=-1; y &lt; columna; y++) {</text:p>
      <text:p text:style-name="P25"><text:tab/><text:tab/><text:tab/><text:tab/>if(y == -1)</text:p>
      <text:p text:style-name="P25"><text:soft-page-break/><text:tab/><text:tab/><text:tab/><text:tab/>if((x+y)==3){ //Si la suma entre la y y la x es 3 la posición x y es 1.</text:p>
      <text:p text:style-name="P25"><text:tab/><text:tab/><text:tab/><text:tab/><text:tab/>matriz[y][x] = 1;</text:p>
      <text:p text:style-name="P25"><text:tab/><text:tab/><text:tab/><text:tab/>}</text:p>
      <text:p text:style-name="P25"><text:tab/><text:tab/><text:tab/>}</text:p>
      <text:p text:style-name="P25"><text:tab/><text:tab/>}</text:p>
      <text:p text:style-name="P25"><text:tab/><text:tab/></text:p>
      <text:p text:style-name="P25"><text:tab/><text:tab/>//Imprimir la matriz</text:p>
      <text:p text:style-name="P25"><text:tab/><text:tab/>for (int x=0; x &lt; matriz.length; x++) {</text:p>
      <text:p text:style-name="P25"><text:tab/><text:tab/><text:tab/>for (int y=0; y &lt; matriz[x].length; y++) {</text:p>
      <text:p text:style-name="P25"><text:tab/><text:tab/><text:tab/><text:tab/>System.out.print(matriz[x][y]+"\t"); // \t tabulador </text:p>
      <text:p text:style-name="P25"><text:tab/><text:tab/><text:tab/>}</text:p>
      <text:p text:style-name="P25"><text:tab/><text:tab/><text:tab/>System.out.println();</text:p>
      <text:p text:style-name="P25"><text:tab/><text:tab/>}</text:p>
      <text:p text:style-name="P25"><text:tab/>}</text:p>
      <text:p text:style-name="P25">}</text:p>
      <text:p text:style-name="P18">Exercici <text:span text:style-name="T8">9</text:span>: <text:span text:style-name="T10">Totals</text:span></text:p>
      <text:p text:style-name="P15">Declara una matriu en <text:span text:style-name="T11">Java</text:span> de 6x5 enters. Demana un enter inicial a l'usuari i inicialitza la matriu de manera que la submatriu de 5x4 que comparteix la casella (0,0) s'inicialitza seqüencialment com a l'exercici 4 tot iniciant el valor de la casella (0,0) a l'introduït per l'usuari. El programa assignarà a les caselles de la darrera fila el total de sumar la columna corresponent. De la mateixa manera, assignarà a les caselles de la darrera columna, la suma dels valors de la fila corresponent.</text:p>
      <text:p text:style-name="P15">Considera l'exemple que pressuposa un valor inicial de 5</text:p>
      <text:p text:style-name="P20"><text:s text:c="8"/>[0] <text:s text:c="2"/>[1] <text:s text:c="2"/>[2] <text:s text:c="2"/>[3] <text:s text:c="2"/>[T]</text:p>
      <text:p text:style-name="P20"><text:s text:c="4"/>[0] <text:s/>5 <text:s text:c="4"/>6 <text:s text:c="4"/>7 <text:s text:c="4"/>8 <text:s text:c="4"/>26</text:p>
      <text:p text:style-name="P20"><text:s text:c="4"/>[1] <text:s/>9 <text:s text:c="4"/>10 <text:s text:c="3"/>11 <text:s text:c="3"/>12 <text:s text:c="3"/>42</text:p>
      <text:p text:style-name="P20"><text:s text:c="4"/>[2] <text:s/>13 <text:s text:c="3"/>14 <text:s text:c="3"/>15 <text:s text:c="3"/>16 <text:s text:c="3"/>58</text:p>
      <text:p text:style-name="P20"><text:s text:c="4"/>[3] <text:s/>17 <text:s text:c="3"/>18 <text:s text:c="3"/>19 <text:s text:c="3"/>20 <text:s text:c="3"/>74</text:p>
      <text:p text:style-name="P20"><text:s text:c="4"/>[4] <text:s/>21 <text:s text:c="3"/>22 <text:s text:c="3"/>23 <text:s text:c="3"/>24 <text:s text:c="3"/>90</text:p>
      <text:p text:style-name="P20"><text:s text:c="4"/>[T] <text:s/>65 <text:s text:c="3"/>70 <text:s text:c="3"/>75 <text:s text:c="3"/>80 <text:s text:c="3"/>290</text:p>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0417in" fo:margin-bottom="0in"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0417in" fo:margin-bottom="0in" loext:contextual-spacing="false" fo:keep-with-next="always">
        <style:tab-stops>
          <style:tab-stop style:position="0.0984in"/>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0984in"/>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0693in" fo:margin-bottom="0.0693in"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17in"/>
      </text:outline-level-style>
      <text:outline-level-style text:level="2" style:num-suffix="." style:num-format="1" text:display-levels="2">
        <style:list-level-properties text:space-before="0.4917in" text:min-label-width="0.4917in"/>
      </text:outline-level-style>
      <text:outline-level-style text:level="3" style:num-suffix="." style:num-format="1" text:display-levels="3">
        <style:list-level-properties text:space-before="0.9835in" text:min-label-width="0.4917in"/>
      </text:outline-level-style>
      <text:outline-level-style text:level="4" style:num-suffix="." style:num-format="1" text:display-levels="4">
        <style:list-level-properties text:space-before="1.4748in" text:min-label-width="0.4917in"/>
      </text:outline-level-style>
      <text:outline-level-style text:level="5" style:num-suffix="." style:num-format="1" text:display-levels="5">
        <style:list-level-properties text:space-before="1.9665in" text:min-label-width="0.4917in"/>
      </text:outline-level-style>
      <text:outline-level-style text:level="6" style:num-suffix="." style:num-format="1" text:display-levels="6">
        <style:list-level-properties text:space-before="2.4583in" text:min-label-width="0.4917in"/>
      </text:outline-level-style>
      <text:outline-level-style text:level="7" style:num-suffix="." style:num-format="1" text:display-levels="7">
        <style:list-level-properties text:space-before="2.95in" text:min-label-width="0.4917in"/>
      </text:outline-level-style>
      <text:outline-level-style text:level="8" style:num-suffix="." style:num-format="1" text:display-levels="8">
        <style:list-level-properties text:space-before="3.4417in" text:min-label-width="0.4917in"/>
      </text:outline-level-style>
      <text:outline-level-style text:level="9" style:num-suffix="." style:num-format="1" text:display-levels="9">
        <style:list-level-properties text:space-before="3.9335in" text:min-label-width="0.491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4917in"/>
      </text:list-level-style-number>
      <text:list-level-style-number text:level="2" style:num-suffix="." style:num-format="1" text:display-levels="2">
        <style:list-level-properties text:space-before="0.4917in" text:min-label-width="0.4917in"/>
      </text:list-level-style-number>
      <text:list-level-style-number text:level="3" style:num-suffix="." style:num-format="1" text:display-levels="3">
        <style:list-level-properties text:space-before="0.9835in" text:min-label-width="0.4917in"/>
      </text:list-level-style-number>
      <text:list-level-style-number text:level="4" style:num-suffix="." style:num-format="1" text:display-levels="4">
        <style:list-level-properties text:space-before="1.4748in" text:min-label-width="0.4917in"/>
      </text:list-level-style-number>
      <text:list-level-style-number text:level="5" style:num-suffix="." style:num-format="1" text:display-levels="5">
        <style:list-level-properties text:space-before="1.9665in" text:min-label-width="0.4917in"/>
      </text:list-level-style-number>
      <text:list-level-style-number text:level="6" style:num-suffix="." style:num-format="1" text:display-levels="6">
        <style:list-level-properties text:space-before="2.4583in" text:min-label-width="0.4917in"/>
      </text:list-level-style-number>
      <text:list-level-style-number text:level="7" style:num-suffix="." style:num-format="1" text:display-levels="7">
        <style:list-level-properties text:space-before="2.95in" text:min-label-width="0.4917in"/>
      </text:list-level-style-number>
      <text:list-level-style-number text:level="8" style:num-suffix="." style:num-format="1" text:display-levels="8">
        <style:list-level-properties text:space-before="3.4417in" text:min-label-width="0.4917in"/>
      </text:list-level-style-number>
      <text:list-level-style-number text:level="9" style:num-suffix="." style:num-format="1" text:display-levels="9">
        <style:list-level-properties text:space-before="3.9335in" text:min-label-width="0.4917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text:start-value="3">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Wingdings"/>
      </text:list-level-style-bullet>
      <text:list-level-style-bullet text:level="2" text:style-name="WW8Num4z1" text:bullet-char="o">
        <style:list-level-properties text:space-before="0.75in" text:min-label-width="0.25in"/>
        <style:text-properties style:font-name="Courier New1"/>
      </text:list-level-style-bullet>
      <text:list-level-style-bullet text:level="3" text:style-name="WW8Num4z0"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style:font-name="Courier New1"/>
      </text:list-level-style-bullet>
      <text:list-level-style-bullet text:level="6" text:style-name="WW8Num4z0"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style:font-name="Courier New1"/>
      </text:list-level-style-bullet>
      <text:list-level-style-bullet text:level="9" text:style-name="WW8Num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Wingdings"/>
      </text:list-level-style-bullet>
      <text:list-level-style-bullet text:level="2" text:style-name="WW8Num6z1" text:bullet-char="o">
        <style:list-level-properties text:space-before="0.75in" text:min-label-width="0.25in"/>
        <style:text-properties style:font-name="Courier New1"/>
      </text:list-level-style-bullet>
      <text:list-level-style-bullet text:level="3" text:style-name="WW8Num6z0" text:bullet-char="">
        <style:list-level-properties text:space-before="1.25in" text:min-label-width="0.25in"/>
        <style:text-properties style:font-name="Wingdings"/>
      </text:list-level-style-bullet>
      <text:list-level-style-bullet text:level="4" text:style-name="WW8Num6z3"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style:font-name="Courier New1"/>
      </text:list-level-style-bullet>
      <text:list-level-style-bullet text:level="6" text:style-name="WW8Num6z0" text:bullet-char="">
        <style:list-level-properties text:space-before="2.75in" text:min-label-width="0.25in"/>
        <style:text-properties style:font-name="Wingdings"/>
      </text:list-level-style-bullet>
      <text:list-level-style-bullet text:level="7" text:style-name="WW8Num6z3"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style:font-name="Courier New1"/>
      </text:list-level-style-bullet>
      <text:list-level-style-bullet text:level="9" text:style-name="WW8Num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5in"/>
      </text:list-level-style-number>
      <text:list-level-style-number text:level="2" style:num-prefix="4." style:num-suffix="." style:num-format="1">
        <style:list-level-properties text:space-before="0.1972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text:start-value="2">
        <style:list-level-properties text:min-label-width="0.25in"/>
      </text:list-level-style-number>
      <text:list-level-style-number text:level="2" style:num-suffix="." style:num-format="1" text:start-value="3" text:display-levels="2">
        <style:list-level-properties text:space-before="0.4917in" text:min-label-width="0.5in"/>
      </text:list-level-style-number>
      <text:list-level-style-number text:level="3" style:num-suffix="." style:num-format="1" text:display-levels="3">
        <style:list-level-properties text:space-before="0.9835in" text:min-label-width="0.5in"/>
      </text:list-level-style-number>
      <text:list-level-style-number text:level="4" style:num-suffix="." style:num-format="1" text:display-levels="4">
        <style:list-level-properties text:space-before="1.4752in" text:min-label-width="0.75in"/>
      </text:list-level-style-number>
      <text:list-level-style-number text:level="5" style:num-suffix="." style:num-format="1" text:display-levels="5">
        <style:list-level-properties text:space-before="1.9665in" text:min-label-width="0.75in"/>
      </text:list-level-style-number>
      <text:list-level-style-number text:level="6" style:num-suffix="." style:num-format="1" text:display-levels="6">
        <style:list-level-properties text:space-before="2.4583in" text:min-label-width="1in"/>
      </text:list-level-style-number>
      <text:list-level-style-number text:level="7" style:num-suffix="." style:num-format="1" text:display-levels="7">
        <style:list-level-properties text:space-before="2.95in" text:min-label-width="1in"/>
      </text:list-level-style-number>
      <text:list-level-style-number text:level="8" style:num-suffix="." style:num-format="1" text:display-levels="8">
        <style:list-level-properties text:space-before="3.4417in" text:min-label-width="1.25in"/>
      </text:list-level-style-number>
      <text:list-level-style-number text:level="9" style:num-suffix="." style:num-format="1" text:display-levels="9">
        <style:list-level-properties text:space-before="3.9335in" text:min-label-width="1.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prefix="1."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Arial"/>
      </text:list-level-style-bullet>
      <text:list-level-style-bullet text:level="2" text:style-name="WW8Num11z1" text:bullet-char="o">
        <style:list-level-properties text:space-before="0.75in" text:min-label-width="0.25in"/>
        <style:text-properties style:font-name="Courier New1"/>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1"/>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1"/>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0984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text:start-value="2">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prefix="1." style:num-format="1">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Sylfaen"/>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Wingdings"/>
      </text:list-level-style-bullet>
      <text:list-level-style-bullet text:level="2" text:style-name="WW8Num17z1" text:bullet-char="o">
        <style:list-level-properties text:space-before="0.75in" text:min-label-width="0.25in"/>
        <style:text-properties style:font-name="Courier New1"/>
      </text:list-level-style-bullet>
      <text:list-level-style-bullet text:level="3" text:style-name="WW8Num17z0" text:bullet-char="">
        <style:list-level-properties text:space-before="1.25in" text:min-label-width="0.25in"/>
        <style:text-properties style:font-name="Wingdings"/>
      </text:list-level-style-bullet>
      <text:list-level-style-bullet text:level="4" text:style-name="WW8Num17z3"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1"/>
      </text:list-level-style-bullet>
      <text:list-level-style-bullet text:level="6" text:style-name="WW8Num17z0" text:bullet-char="">
        <style:list-level-properties text:space-before="2.75in" text:min-label-width="0.25in"/>
        <style:text-properties style:font-name="Wingdings"/>
      </text:list-level-style-bullet>
      <text:list-level-style-bullet text:level="7" text:style-name="WW8Num17z3"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1"/>
      </text:list-level-style-bullet>
      <text:list-level-style-bullet text:level="9" text:style-name="WW8Num17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text:start-value="2">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prefix="2." style:num-suffix="." style:num-format="1">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text:bullet-char="">
        <style:list-level-properties text:space-before="0.25in" text:min-label-width="0.25in"/>
        <style:text-properties style:font-name="Wingdings"/>
      </text:list-level-style-bullet>
      <text:list-level-style-bullet text:level="2" text:style-name="WW8Num20z1" text:bullet-char="o">
        <style:list-level-properties text:space-before="0.75in" text:min-label-width="0.25in"/>
        <style:text-properties style:font-name="Courier New1"/>
      </text:list-level-style-bullet>
      <text:list-level-style-bullet text:level="3" text:style-name="WW8Num20z0" text:bullet-char="">
        <style:list-level-properties text:space-before="1.25in" text:min-label-width="0.25in"/>
        <style:text-properties style:font-name="Wingdings"/>
      </text:list-level-style-bullet>
      <text:list-level-style-bullet text:level="4" text:style-name="WW8Num20z3" text:bullet-char="">
        <style:list-level-properties text:space-before="1.75in" text:min-label-width="0.25in"/>
        <style:text-properties style:font-name="Symbol"/>
      </text:list-level-style-bullet>
      <text:list-level-style-bullet text:level="5" text:style-name="WW8Num20z1" text:bullet-char="o">
        <style:list-level-properties text:space-before="2.25in" text:min-label-width="0.25in"/>
        <style:text-properties style:font-name="Courier New1"/>
      </text:list-level-style-bullet>
      <text:list-level-style-bullet text:level="6" text:style-name="WW8Num20z0" text:bullet-char="">
        <style:list-level-properties text:space-before="2.75in" text:min-label-width="0.25in"/>
        <style:text-properties style:font-name="Wingdings"/>
      </text:list-level-style-bullet>
      <text:list-level-style-bullet text:level="7" text:style-name="WW8Num20z3" text:bullet-char="">
        <style:list-level-properties text:space-before="3.25in" text:min-label-width="0.25in"/>
        <style:text-properties style:font-name="Symbol"/>
      </text:list-level-style-bullet>
      <text:list-level-style-bullet text:level="8" text:style-name="WW8Num20z1" text:bullet-char="o">
        <style:list-level-properties text:space-before="3.75in" text:min-label-width="0.25in"/>
        <style:text-properties style:font-name="Courier New1"/>
      </text:list-level-style-bullet>
      <text:list-level-style-bullet text:level="9" text:style-name="WW8Num20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prefix="3." style:num-suffix="." style:num-format="1">
        <style:list-level-properties text:space-before="0.1972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ula13" style:family="table">
      <style:table-properties style:width="6.434in" fo:margin-left="0.0049in" fo:margin-right="-0.0014in" table:align="margins" style:writing-mode="lr-tb"/>
    </style:style>
    <style:style style:name="Taula13.A" style:family="table-column">
      <style:table-column-properties style:column-width="5.3in" style:rel-column-width="53984*"/>
    </style:style>
    <style:style style:name="Taula13.B" style:family="table-column">
      <style:table-column-properties style:column-width="1.134in" style:rel-column-width="11551*"/>
    </style:style>
    <style:style style:name="Taula13.1" style:family="table-row">
      <style:table-row-properties style:min-row-height="0.8208in" fo:keep-together="auto"/>
    </style:style>
    <style:style style:name="Taula13.A1" style:family="table-cell">
      <style:table-cell-properties style:vertical-align="middle" fo:padding="0.0396in" fo:border-left="none" fo:border-right="none" fo:border-top="none" fo:border-bottom="0.5pt solid #000000" style:writing-mode="lr-tb"/>
    </style:style>
    <style:style style:name="Taula13.B1" style:family="table-cell">
      <style:table-cell-properties style:vertical-align="middle" fo:padding-left="0.0486in" fo:padding-right="0.0486in" fo:padding-top="0in" fo:padding-bottom="0in" fo:border-left="none" fo:border-right="none" fo:border-top="none" fo:border-bottom="0.5pt solid #000000" style:writing-mode="lr-tb"/>
    </style:style>
    <style:style style:name="Taula12" style:family="table">
      <style:table-properties style:width="6.434in" fo:margin-left="0.0049in" fo:margin-right="-0.0014in" table:align="margins" style:writing-mode="lr-tb"/>
    </style:style>
    <style:style style:name="Taula12.A" style:family="table-column">
      <style:table-column-properties style:column-width="5.2597in" style:rel-column-width="53573*"/>
    </style:style>
    <style:style style:name="Taula12.B" style:family="table-column">
      <style:table-column-properties style:column-width="1.1743in" style:rel-column-width="11962*"/>
    </style:style>
    <style:style style:name="Taula12.1" style:family="table-row">
      <style:table-row-properties style:min-row-height="0.3472in" fo:keep-together="always"/>
    </style:style>
    <style:style style:name="Taula12.A1" style:family="table-cell">
      <style:table-cell-properties style:vertical-align="middle" fo:padding="0.0396in" fo:border="none" style:writing-mode="lr-tb"/>
    </style:style>
    <style:style style:name="Taula12.B1" style:family="table-cell">
      <style:table-cell-properties style:vertical-align="top" fo:padding-left="0.0486in" fo:padding-right="0.0486in" fo:padding-top="0in" fo:padding-bottom="0in"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 fo:font-size="9pt" style:font-size-asian="9pt" style:font-name-complex="Arial"/>
    </style:style>
    <style:style style:name="MT2"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1972in" fo:margin-bottom="0.1972in" fo:margin-left="0.9453in" fo:margin-right="0.8846in" style:writing-mode="lr-tb" style:layout-grid-color="#c0c0c0" style:layout-grid-lines="39" style:layout-grid-base-height="0.1528in" style:layout-grid-ruby-height="0.1307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1575in" style:dynamic-spacing="true"/>
      </style:header-style>
      <style:footer-style>
        <style:header-footer-properties fo:min-height="0.3543in" fo:margin-left="0in" fo:margin-right="0in" fo:margin-top="0.3154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5.4in" svg:y="-0.1528in" svg:width="0.9154in" svg:height="0.7689in" draw:z-index="14"><draw:image xlink:href="Pictures/100000000000080000000800482B8425106B401F.jpg" xlink:type="simple" xlink:show="embed" xlink:actuate="onLoad"/></draw:frame>Programació.</text:p>
              <text:p text:style-name="MP2">Programació estructurada -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13</text:page-number></text:span><text:span text:style-name="MT2"> de </text:span><text:span text:style-name="MT2"><text:page-count style:num-format="1">15</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1</dc:title>
    <meta:initial-creator>Josep Vilardell</meta:initial-creator>
    <meta:creation-date>2011-09-13T17:29:00</meta:creation-date>
    <dc:date>2017-12-13T23:32:53.012277544</dc:date>
    <meta:print-date>2011-03-02T18:52:00</meta:print-date>
    <dc:language>ca-ES</dc:language>
    <meta:editing-cycles>72</meta:editing-cycles>
    <meta:editing-duration>PT11H49M35S</meta:editing-duration>
    <meta:document-statistic meta:table-count="2" meta:image-count="1" meta:object-count="0" meta:page-count="15" meta:paragraph-count="439" meta:word-count="2263" meta:character-count="14495" meta:non-whitespace-character-count="11245"/>
    <meta:user-defined meta:name="Info 1"/>
    <meta:user-defined meta:name="Info 2"/>
    <meta:user-defined meta:name="Info 3"/>
    <meta:user-defined meta:name="Info 4"/>
  </office:meta>
</office:document-meta>
</file>